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D0000000A01436A88A2033F80.png" manifest:media-type="image/png"/>
  <manifest:file-entry manifest:full-path="Pictures/10000D170000013C000000FCD09B0A265AEC1D32.svg" manifest:media-type="image/svg+xml"/>
  <manifest:file-entry manifest:full-path="Pictures/100002010000000D00000008F6B200E9151D4436.png" manifest:media-type="image/png"/>
  <manifest:file-entry manifest:full-path="Pictures/10000CDF00000144000000CCB2B3055D0228C3F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vertical-align="middle"/>
    </style:style>
    <style:style style:name="gr2" style:family="graphic" style:parent-style-name="standard">
      <style:graphic-properties svg:stroke-color="#000000" draw:fill-color="#b2b2b2" draw:textarea-vertical-align="middle"/>
    </style:style>
    <style:style style:name="gr3" style:family="graphic" style:parent-style-name="standard">
      <style:graphic-properties svg:stroke-color="#000000" draw:fill-color="#666666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9.252cm" svg:height="2.161cm" svg:x="0.622cm" svg:y="1.74cm" svg:viewBox="0 0 9253 2162" draw:points="0,2162 3130,0 9253,0 6395,2162">
          <text:p/>
        </draw:polygon>
        <draw:polygon draw:style-name="gr2" draw:text-style-name="P2" draw:layer="layout" svg:width="9.252cm" svg:height="2.161cm" svg:x="0.621cm" svg:y="1.24cm" svg:viewBox="0 0 9253 2162" draw:points="0,2162 3130,0 9253,0 6395,2162">
          <text:p/>
        </draw:polygon>
        <draw:polygon draw:style-name="gr3" draw:text-style-name="P3" draw:layer="layout" svg:width="9.253cm" svg:height="2.661cm" svg:x="0.621cm" svg:y="1.24cm" svg:viewBox="0 0 9254 2662" draw:points="0,2162 1,2662 6396,2662 9254,500 9253,0 6395,2162">
          <text:p/>
        </draw:polygon>
        <draw:g>
          <draw:polygon draw:style-name="gr1" draw:text-style-name="P1" draw:layer="layout" svg:width="9.252cm" svg:height="2.161cm" svg:x="0.122cm" svg:y="0.585cm" svg:viewBox="0 0 9253 2162" draw:points="0,2162 3130,0 9253,0 6395,2162">
            <text:p/>
          </draw:polygon>
          <draw:polygon draw:style-name="gr2" draw:text-style-name="P2" draw:layer="layout" svg:width="9.252cm" svg:height="2.161cm" svg:x="0.121cm" svg:y="0.085cm" svg:viewBox="0 0 9253 2162" draw:points="0,2162 3130,0 9253,0 6395,2162">
            <text:p/>
          </draw:polygon>
          <draw:polygon draw:style-name="gr3" draw:text-style-name="P3" draw:layer="layout" svg:width="9.253cm" svg:height="2.661cm" svg:x="0.121cm" svg:y="0.085cm" svg:viewBox="0 0 9254 2662" draw:points="0,2162 1,2662 6396,2662 9254,500 9253,0 6395,2162">
            <text:p/>
          </draw:polygon>
        </draw:g>
        <draw:line draw:style-name="gr4" draw:text-style-name="P4" draw:layer="layout" svg:x1="7.685cm" svg:y1="1.826cm" svg:x2="9.091cm" svg:y2="1.826cm">
          <text:p/>
        </draw:line>
        <draw:line draw:style-name="gr4" draw:text-style-name="P4" draw:layer="layout" svg:x1="3.817cm" svg:y1="2.768cm" svg:x2="2.875cm" svg:y2="3.409cm">
          <text:p/>
        </draw:line>
        <draw:g>
          <svg:title>TexMaths</svg:title>
          <svg:desc>14§display§s_x§svg§600§FALSE§</svg:desc>
          <draw:frame draw:style-name="gr5" draw:text-style-name="P4" draw:layer="layout" svg:width="0.452cm" svg:height="0.284cm" svg:x="7.859cm" svg:y="1.985cm">
            <draw:image xlink:href="Pictures/10000CDF00000144000000CCB2B3055D0228C3F6.svg" xlink:type="simple" xlink:show="embed" xlink:actuate="onLoad" draw:mime-type="image/svg+xml">
              <text:p/>
            </draw:image>
            <draw:image xlink:href="Pictures/100002010000000D00000008F6B200E9151D4436.png" xlink:type="simple" xlink:show="embed" xlink:actuate="onLoad" draw:mime-type="image/png"/>
          </draw:frame>
        </draw:g>
        <draw:g>
          <svg:title>TexMaths</svg:title>
          <svg:desc>14§display§s_y§svg§600§FALSE§</svg:desc>
          <draw:frame draw:style-name="gr5" draw:text-style-name="P4" draw:layer="layout" svg:width="0.441cm" svg:height="0.351cm" svg:x="3.748cm" svg:y="2.962cm">
            <draw:image xlink:href="Pictures/10000D170000013C000000FCD09B0A265AEC1D32.svg" xlink:type="simple" xlink:show="embed" xlink:actuate="onLoad" draw:mime-type="image/svg+xml">
              <text:p/>
            </draw:image>
            <draw:image xlink:href="Pictures/100002010000000D0000000A01436A88A2033F80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0-05-09T14:05:04.014832388</meta:creation-date>
    <meta:generator>LibreOffice/7.1.3.2$Linux_X86_64 LibreOffice_project/10$Build-2</meta:generator>
    <dc:date>2021-06-02T00:07:23.218822712</dc:date>
    <dc:creator>Rostislav Chudoba</dc:creator>
    <meta:editing-duration>PT21H51M31S</meta:editing-duration>
    <meta:editing-cycles>10</meta:editing-cycles>
    <meta:document-statistic meta:object-count="13"/>
  </office:meta>
</office:document-meta>
</file>